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sdo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pocalypti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r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hec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ocalyp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.00.0000</text:date>, <text:time style:data-style-name="N2" text:time-value="13:49:40.112044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7-01-21T14:26:57.421698652</dc:date>
    <meta:editing-duration>PT39S</meta:editing-duration>
    <meta:editing-cycles>14</meta:editing-cycles>
    <meta:generator>LibreOffice/4.2.8.2$Linux_X86_64 LibreOffice_project/420m0$Build-2</meta:generator>
    <meta:document-statistic meta:table-count="1" meta:cell-count="486" meta:object-count="0"/>
  </office:meta>
</office:document-meta>
</file>